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break-before="page"/>
    </style:style>
    <style:style style:name="P2" style:family="paragraph" style:parent-style-name="Standard">
      <style:text-properties officeooo:paragraph-rsid="001a2638"/>
    </style:style>
    <style:style style:name="P3" style:family="paragraph" style:parent-style-name="Standard">
      <style:paragraph-properties fo:margin-top="0cm" fo:margin-bottom="0.282cm" style:contextual-spacing="false" fo:break-before="page"/>
      <style:text-properties officeooo:paragraph-rsid="001a2638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1a1b26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afb9e0" loext:opacity="100%" fo:background-color="#1a1b26"/>
    </style:style>
    <style:style style:name="P8" style:family="paragraph" style:parent-style-name="Standard">
      <style:text-properties officeooo:paragraph-rsid="001a2638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afb9e0" loext:opacity="100%" fo:background-color="#1a1b26"/>
    </style:style>
    <style:style style:name="P10" style:family="paragraph" style:parent-style-name="Standard">
      <style:text-properties officeooo:paragraph-rsid="001a4b50"/>
    </style:style>
    <style:style style:name="P11" style:family="paragraph" style:parent-style-name="Standard">
      <style:paragraph-properties fo:break-before="page"/>
      <style:text-properties officeooo:paragraph-rsid="001a4b50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1a1b26"/>
    </style:style>
    <style:style style:name="P15" style:family="paragraph" style:parent-style-name="Standard">
      <style:paragraph-properties fo:margin-top="0cm" fo:margin-bottom="0cm" style:contextual-spacing="false"/>
      <style:text-properties fo:background-color="#1a1b26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2638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4b50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a2638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a4674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a4b50" style:font-size-asian="16pt" style:font-weight-asian="bold" style:font-size-complex="16pt" style:font-weight-complex="bold"/>
    </style:style>
    <style:style style:name="T9" style:family="text">
      <style:text-properties officeooo:rsid="001a2638"/>
    </style:style>
    <style:style style:name="T10" style:family="text">
      <style:text-properties fo:color="#91aff0" loext:opacity="100%"/>
    </style:style>
    <style:style style:name="T11" style:family="text">
      <style:text-properties fo:color="#91aff0" loext:opacity="100%" fo:background-color="#1a1b26" loext:char-shading-value="0"/>
    </style:style>
    <style:style style:name="T12" style:family="text">
      <style:text-properties fo:color="#afb9e0" loext:opacity="100%"/>
    </style:style>
    <style:style style:name="T13" style:family="text">
      <style:text-properties fo:color="#afb9e0" loext:opacity="100%" fo:background-color="#1a1b26" loext:char-shading-value="0"/>
    </style:style>
    <style:style style:name="T14" style:family="text">
      <style:text-properties fo:color="#90bc63" loext:opacity="100%"/>
    </style:style>
    <style:style style:name="T15" style:family="text">
      <style:text-properties fo:color="#b595ef" loext:opacity="100%"/>
    </style:style>
    <style:style style:name="T16" style:family="text">
      <style:text-properties fo:color="#e49a6f" loext:opacity="100%"/>
    </style:style>
    <style:style style:name="T17" style:family="text">
      <style:text-properties fo:color="#e49a6f" loext:opacity="100%" fo:background-color="#1a1b26" loext:char-shading-value="0"/>
    </style:style>
    <style:style style:name="T18" style:family="text">
      <style:text-properties fo:color="#67c0b4" loext:opacity="100%"/>
    </style:style>
    <style:style style:name="T19" style:family="text">
      <style:text-properties fo:color="#67c0b4" loext:opacity="100%" fo:background-color="#1a1b26" loext:char-shading-value="0"/>
    </style:style>
    <style:style style:name="T20" style:family="text">
      <style:text-properties officeooo:rsid="001a4674"/>
    </style:style>
    <style:style style:name="T21" style:family="text">
      <style:text-properties officeooo:rsid="001a4b50"/>
    </style:style>
    <style:style style:name="T22" style:family="text">
      <style:text-properties style:text-underline-style="solid" style:text-underline-type="double" style:text-underline-width="auto" style:text-underline-color="font-color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7.9cm" fo:min-width="14.31cm" fo:padding-top="0.127cm" fo:padding-bottom="0.127cm" fo:padding-left="0.254cm" fo:padding-right="0.254cm" fo:wrap-option="wrap" loext:decorative="false" fo:margin-left="0.303cm" fo:margin-right="0.356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Título do Plano de Testes: </text:span><text:span text:style-name="T2">Plano de Testes Unitário o Sistema de </text:span><text:span text:style-name="T3">Maioridade</text:span></text:p>
      <text:p text:style-name="Standard"/>
      <text:p text:style-name="Standard"><text:span text:style-name="T4">Data de Criação</text:span>: <text:span text:style-name="T9">08</text:span>/<text:span text:style-name="T9">04</text:span>/<text:span text:style-name="T9">2024</text:span></text:p>
      <text:p text:style-name="Standard"><text:span text:style-name="T4">Autor:</text:span> <text:span text:style-name="T9">Willian Kennedy dos S. B.</text:span></text:p>
      <text:p text:style-name="Standard"/>
      <text:p text:style-name="Standard"><text:span text:style-name="T4">Objetivo:</text:span> Este plano de testes tem como objetivo definir as estratégias, processos e recursos necessários para a realização de testes unitários do Sistema de <text:span text:style-name="T21">Maioridade</text:span>.</text:p>
      <text:p text:style-name="Standard"/>
      <text:p text:style-name="Standard"><text:span text:style-name="T4">Escopo:</text:span> O escopo deste plano de testes inclui a verificação da funcionalidade de todas as funcionalidades do Sistema de <text:span text:style-name="T21">Maioridade</text:span>.</text:p>
      <text:p text:style-name="Standard" loext:marker-style-name="T4"><text:span text:style-name="T4">Ambiente de Teste:</text:span><text:span text:style-name="T4"/></text:p>
      <text:p text:style-name="Standard">- Sistema Operacional: Windows 1<text:span text:style-name="T21">1</text:span></text:p>
      <text:p text:style-name="Standard">- Versão do Sistema: v1.0</text:p>
      <text:p text:style-name="Standard"/>
      <text:p text:style-name="P2"><text:span text:style-name="T4">Data de Início:</text:span> <text:span text:style-name="T9">08</text:span>/<text:span text:style-name="T9">04</text:span>/<text:span text:style-name="T9">2024</text:span></text:p>
      <text:p text:style-name="P2"><text:span text:style-name="T4">Data de Conclusão:</text:span> <text:span text:style-name="T9">08</text:span>/<text:span text:style-name="T9">04</text:span>/<text:span text:style-name="T9">2024</text:span></text:p>
      <text:p text:style-name="Standard"/>
      <text:p text:style-name="Standard" loext:marker-style-name="T4"><text:span text:style-name="T4">Equipe de Teste:</text:span><text:span text:style-name="T4"/></text:p>
      <text:p text:style-name="Standard">- Líder de Teste: <text:span text:style-name="T9">Willian Kennedy</text:span></text:p>
      <text:p text:style-name="Standard"/>
      <text:p text:style-name="Standard" loext:marker-style-name="T4"><text:span text:style-name="T4">Tipos de Teste:</text:span><text:span text:style-name="T4"/></text:p>
      <text:p text:style-name="Standard">- Teste Unitário</text:p>
      <text:p text:style-name="Standard"/>
      <text:p text:style-name="Standard" loext:marker-style-name="T4"><text:span text:style-name="T4">Processo de Teste:</text:span><text:span text:style-name="T4"/></text:p>
      <text:p text:style-name="Standard">1. Preparação do Ambiente de Teste</text:p>
      <text:p text:style-name="Standard">2. Preparação dos Casos de Teste</text:p>
      <text:p text:style-name="Standard">3. Execução dos Casos de Teste</text:p>
      <text:p text:style-name="Standard"/>
      <text:p text:style-name="Standard" loext:marker-style-name="T4"><text:span text:style-name="T4">Ferramentas de Teste:</text:span><text:span text:style-name="T4"/></text:p>
      <text:p text:style-name="Standard">- Ferramenta de Teste Unitário: Jasmine</text:p>
      <text:p text:style-name="Standard"/>
      <text:p text:style-name="Standard" loext:marker-style-name="T4"><text:soft-page-break/><text:span text:style-name="T4">Aprovação:</text:span><text:span text:style-name="T4"/></text:p>
      <text:p text:style-name="Standard">- Aprovação do Líder de Teste: <text:span text:style-name="T9">Willian Kennedy</text:span></text:p>
      <text:p text:style-name="Standard">- Aprovação do Gerente de Projeto: Tutor</text:p>
      <text:p text:style-name="Standard"/>
      <text:p text:style-name="P1"/>
      <text:p text:style-name="P10" loext:marker-style-name="T5"><text:span text:style-name="T5">Título do Caso de Teste: Verificar a </text:span><text:span text:style-name="T6">funcionalidade de </text:span><text:span text:style-name="T8">Maioridade</text:span></text:p>
      <text:p text:style-name="Standard"/>
      <text:p text:style-name="Standard"><text:span text:style-name="T4">ID do Caso de Teste:</text:span> TC-001 – <text:span text:style-name="T21">Maior Idade</text:span></text:p>
      <text:p text:style-name="Standard"/>
      <text:p text:style-name="Standard"><text:span text:style-name="T4">Propósito:</text:span> Verificar se a função <text:span text:style-name="T21">maioridade</text:span> está fazendo o <text:span text:style-name="T21">processamento </text:span>de forma correta.</text:p>
      <text:p text:style-name="Standard"/>
      <text:p text:style-name="Standard" loext:marker-style-name="T4"><text:span text:style-name="T4">Pré-condições: </text:span><text:span text:style-name="T4"/></text:p>
      <text:p text:style-name="Standard">- O sistema deve estar ativo e disponível.</text:p>
      <text:p text:style-name="Standard"/>
      <text:p text:style-name="Standard" loext:marker-style-name="T4"><text:span text:style-name="T4">Passos de Execução:</text:span><text:span text:style-name="T4"/></text:p>
      <text:p text:style-name="Standard">1. Escolher função <text:span text:style-name="T21">maioridade</text:span>.</text:p>
      <text:p text:style-name="Standard">2. Informar <text:span text:style-name="T21">a idade</text:span>.</text:p>
      <text:p text:style-name="Standard"/>
      <text:p text:style-name="Standard" loext:marker-style-name="T4"><text:span text:style-name="T4">Resultado Esperado:</text:span><text:span text:style-name="T4"/></text:p>
      <text:p text:style-name="Standard">- <text:span text:style-name="T21">Verificar a idade com 20 anos e retornar “Maior Idade”</text:span>.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P13"><text:span text:style-name="T8"/></text:p>
      <text:p text:style-name="P10"><text:span text:style-name="T4">ID do Caso de Teste:</text:span> TC-00<text:span text:style-name="T21">2</text:span> – <text:span text:style-name="T21">Menor Idade</text:span></text:p>
      <text:p text:style-name="P10"/>
      <text:p text:style-name="P10"><text:span text:style-name="T4">Propósito:</text:span> Verificar se a função <text:span text:style-name="T21">maioridade</text:span> está fazendo o <text:span text:style-name="T21">processamento </text:span>de forma correta.</text:p>
      <text:p text:style-name="P10"/>
      <text:p text:style-name="P10" loext:marker-style-name="T4"><text:span text:style-name="T4">Pré-condições: </text:span></text:p>
      <text:p text:style-name="P10">- O sistema deve estar ativo e disponível.</text:p>
      <text:p text:style-name="P10"/>
      <text:p text:style-name="P10" loext:marker-style-name="T4"><text:span text:style-name="T4">Passos de Execução:</text:span></text:p>
      <text:p text:style-name="P10">1. Escolher função <text:span text:style-name="T21">maioridade</text:span>.</text:p>
      <text:p text:style-name="P10">2. Informar <text:span text:style-name="T21">a idade</text:span>.</text:p>
      <text:p text:style-name="P10"/>
      <text:p text:style-name="P10" loext:marker-style-name="T4"><text:span text:style-name="T4">Resultado Esperado:</text:span></text:p>
      <text:p text:style-name="P10">- <text:span text:style-name="T21">Verificar a idade com 10 anos e retornar “Menor Idade”</text:span>.</text:p>
      <text:p text:style-name="P10"/>
      <text:p text:style-name="P11"/>
      <text:p text:style-name="Standard" loext:marker-style-name="T5"><text:span text:style-name="T5">Desenho de teste Jasmine</text:span><text:span text:style-name="T5"/></text:p>
      <text:p text:style-name="Standard"><draw:custom-shape text:anchor-type="char" draw:z-index="0" draw:name="Caixa de Texto 2" draw:style-name="gr1" draw:text-style-name="P16" svg:width="14.817cm" svg:height="8.153cm" svg:x="-0.69cm" svg:y="1.15cm"><text:p text:style-name="P6"><text:span text:style-name="T10">describe</text:span><text:span text:style-name="T12">(</text:span><text:span text:style-name="T14">"Teste de validação - Maior Idade"</text:span><text:span text:style-name="T12">, </text:span><text:span text:style-name="T15">function</text:span><text:span text:style-name="T12"> () {</text:span></text:p><text:p text:style-name="P6"><text:span text:style-name="T12">  </text:span><text:span text:style-name="T10">it</text:span><text:span text:style-name="T12">(</text:span><text:span text:style-name="T14">"Validação Maior idade"</text:span><text:span text:style-name="T12">, </text:span><text:span text:style-name="T15">function</text:span><text:span text:style-name="T12"> () {</text:span></text:p><text:p text:style-name="P6"><text:span text:style-name="T12">    </text:span><text:span text:style-name="T10">expect</text:span><text:span text:style-name="T12">(</text:span><text:span text:style-name="T10">maioridade</text:span><text:span text:style-name="T12">(</text:span><text:span text:style-name="T16">20</text:span><text:span text:style-name="T12">)).</text:span><text:span text:style-name="T10">toBe</text:span><text:span text:style-name="T12">(</text:span><text:span text:style-name="T14">"Maior Idade"</text:span><text:span text:style-name="T12">);</text:span></text:p><text:p text:style-name="P7">  });</text:p><text:p text:style-name="P7">});</text:p><text:p text:style-name="P4"/><text:p text:style-name="P6"><text:span text:style-name="T10">describe</text:span><text:span text:style-name="T12">(</text:span><text:span text:style-name="T14">"Teste de validação - Menor de Idade"</text:span><text:span text:style-name="T12">, </text:span><text:span text:style-name="T15">function</text:span><text:span text:style-name="T12"> () {</text:span></text:p><text:p text:style-name="P6"><text:span text:style-name="T12">  </text:span><text:span text:style-name="T10">it</text:span><text:span text:style-name="T12">(</text:span><text:span text:style-name="T14">"Validação Menor Idade"</text:span><text:span text:style-name="T12">, </text:span><text:span text:style-name="T15">function</text:span><text:span text:style-name="T12"> () {</text:span></text:p><text:p text:style-name="P6"><text:span text:style-name="T12">    </text:span><text:span text:style-name="T10">expect</text:span><text:span text:style-name="T12">(</text:span><text:span text:style-name="T10">maioridade</text:span><text:span text:style-name="T12">(</text:span><text:span text:style-name="T16">10</text:span><text:span text:style-name="T12">)).</text:span><text:span text:style-name="T10">toBe</text:span><text:span text:style-name="T12">(</text:span><text:span text:style-name="T14">"Menor Idade"</text:span><text:span text:style-name="T12">);</text:span></text:p><text:p text:style-name="P7">  });</text:p><text:p text:style-name="P7">});</text:p><text:p text:style-name="P15"/><text:p text:style-name="P6"><text:span text:style-name="T12"/>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lipe Santos de Jesus</meta:initial-creator>
    <meta:editing-cycles>5</meta:editing-cycles>
    <meta:creation-date>2023-02-07T12:41:00</meta:creation-date>
    <dc:date>2024-04-08T15:22:38.173000000</dc:date>
    <meta:editing-duration>PT4H51M53S</meta:editing-duration>
    <meta:generator>LibreOffice/24.2.2.2$Windows_X86_64 LibreOffice_project/d56cc158d8a96260b836f100ef4b4ef25d6f1a01</meta:generator>
    <meta:print-date>2024-04-08T15:22:05.925000000</meta:print-date>
    <meta:printed-by>Arquivos PDF</meta:printed-by>
    <meta:document-statistic meta:table-count="0" meta:image-count="0" meta:object-count="0" meta:page-count="5" meta:paragraph-count="53" meta:word-count="311" meta:character-count="1985" meta:non-whitespace-character-count="1707"/>
    <meta:user-defined meta:name="AppVersion">16.0000</meta:user-defined>
    <meta:user-defined meta:name="ContentTypeId">0x010100547EF4FFB3A6584CB84DF6C3A1F473C8</meta:user-defined>
    <meta:template xlink:type="simple" xlink:actuate="onRequest" xlink:title="Normal" xlink:href=""/>
  </office:meta>
</office:document-meta>
</file>